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base" table:style-name="ta1">
        <table:shapes>
          <draw:frame draw:z-index="0" draw:style-name="gr1" draw:text-style-name="P1" svg:width="210mm" svg:height="100mm" svg:x="78.16mm" svg:y="117.09mm">
            <draw:object draw:notify-on-update-of-ranges="IPC_base.D9:IPC_base.U9 IPC_base.C10:IPC_base.C10 IPC_base.D10:IPC_base.U10 IPC_base.C11:IPC_base.C11 IPC_base.D11:IPC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" calcext:value-type="float">
            <text:p>1.633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7" calcext:value-type="float">
            <text:p>3.9067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7" calcext:value-type="float">
            <text:p>4.28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9" calcext:value-type="float">
            <text:p>1.5699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8" calcext:value-type="float">
            <text:p>4.2648</text:p>
          </table:table-cell>
          <table:table-cell office:value-type="float" office:value="4.0683" calcext:value-type="float">
            <text:p>4.0683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3411111111111" calcext:value-type="float">
            <text:p>0.3734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773" calcext:value-type="float">
            <text:p>0.1773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97" calcext:value-type="float">
            <text:p>0.29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AVERAGE([.E9:.V9])" office:value-type="float" office:value="0.500316666666667" calcext:value-type="float">
            <text:p>0.5003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612" calcext:value-type="float">
            <text:p>0.3612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37" calcext:value-type="float">
            <text:p>0.2337</text:p>
          </table:table-cell>
          <table:table-cell/>
          <table:table-cell table:formula="of:=AVERAGE([.E10:.V10])" office:value-type="float" office:value="0.623011111111111" calcext:value-type="float">
            <text:p>0.6230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7" calcext:value-type="float">
            <text:p>0.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22" calcext:value-type="float">
            <text:p>0.5322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826" calcext:value-type="float">
            <text:p>0.3826</text:p>
          </table:table-cell>
          <table:table-cell/>
          <table:table-cell table:formula="of:=AVERAGE([.E11:.V11])" office:value-type="float" office:value="0.771205555555556" calcext:value-type="float">
            <text:p>0.771205555555556</text:p>
          </table:table-cell>
          <table:table-cell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55" calcext:value-type="float">
            <text:p>10.55</text:p>
          </table:table-cell>
          <table:table-cell table:formula="of:=(1-[.F8])*100" office:value-type="float" office:value="98.79" calcext:value-type="float">
            <text:p>98.79</text:p>
          </table:table-cell>
          <table:table-cell table:formula="of:=(1-[.G8])*100" office:value-type="float" office:value="10.19" calcext:value-type="float">
            <text:p>10.19</text:p>
          </table:table-cell>
          <table:table-cell table:formula="of:=(1-[.H8])*100" office:value-type="float" office:value="2.50999999999999" calcext:value-type="float">
            <text:p>2.50999999999999</text:p>
          </table:table-cell>
          <table:table-cell table:formula="of:=(1-[.I8])*100" office:value-type="float" office:value="0.4" calcext:value-type="float">
            <text:p>0.4</text:p>
          </table:table-cell>
          <table:table-cell table:formula="of:=(1-[.J8])*100" office:value-type="float" office:value="8.91999999999999" calcext:value-type="float">
            <text:p>8.91999999999999</text:p>
          </table:table-cell>
          <table:table-cell table:formula="of:=(1-[.K8])*100" office:value-type="float" office:value="67.4" calcext:value-type="float">
            <text:p>67.4</text:p>
          </table:table-cell>
          <table:table-cell table:formula="of:=(1-[.L8])*100" office:value-type="float" office:value="2.47999999999999" calcext:value-type="float">
            <text:p>2.47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49" calcext:value-type="float">
            <text:p>99.49</text:p>
          </table:table-cell>
          <table:table-cell table:formula="of:=(1-[.P8])*100" office:value-type="float" office:value="90.34" calcext:value-type="float">
            <text:p>90.34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23" calcext:value-type="float">
            <text:p>99.23</text:p>
          </table:table-cell>
          <table:table-cell table:formula="of:=(1-[.T8])*100" office:value-type="float" office:value="38.87" calcext:value-type="float">
            <text:p>38.87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6588888888889" calcext:value-type="float">
            <text:p>62.6588888888889</text:p>
          </table:table-cell>
          <table:table-cell table:formula="of:=([.M18]+[.N18]+[.O18]+[.P18]+[.R18]+[.U18]+[.V18])/7" office:value-type="float" office:value="98.4085714285714" calcext:value-type="float">
            <text:p>98.40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619999999999998" calcext:value-type="float">
            <text:p>0.619999999999998</text:p>
          </table:table-cell>
          <table:table-cell table:formula="of:=(1-[.F9])*100" office:value-type="float" office:value="91.09" calcext:value-type="float">
            <text:p>91.09</text:p>
          </table:table-cell>
          <table:table-cell table:formula="of:=(1-[.G9])*100" office:value-type="float" office:value="7.91" calcext:value-type="float">
            <text:p>7.91</text:p>
          </table:table-cell>
          <table:table-cell table:formula="of:=(1-[.H9])*100" office:value-type="float" office:value="1.22" calcext:value-type="float">
            <text:p>1.22</text:p>
          </table:table-cell>
          <table:table-cell table:formula="of:=(1-[.I9])*100" office:value-type="float" office:value="0.179999999999991" calcext:value-type="float">
            <text:p>0.179999999999991</text:p>
          </table:table-cell>
          <table:table-cell table:formula="of:=(1-[.J9])*100" office:value-type="float" office:value="1.05999999999999" calcext:value-type="float">
            <text:p>1.05999999999999</text:p>
          </table:table-cell>
          <table:table-cell table:formula="of:=(1-[.K9])*100" office:value-type="float" office:value="30.49" calcext:value-type="float">
            <text:p>30.49</text:p>
          </table:table-cell>
          <table:table-cell table:formula="of:=(1-[.L9])*100" office:value-type="float" office:value="2" calcext:value-type="float">
            <text:p>2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82.27" calcext:value-type="float">
            <text:p>82.27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70.3" calcext:value-type="float">
            <text:p>70.3</text:p>
          </table:table-cell>
          <table:table-cell table:formula="of:=(1-[.T9])*100" office:value-type="float" office:value="14.03" calcext:value-type="float">
            <text:p>14.03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4" calcext:value-type="float">
            <text:p>99.84</text:p>
          </table:table-cell>
          <table:table-cell/>
          <table:table-cell table:formula="of:=(1-[.X9])*100" office:value-type="float" office:value="49.9683333333333" calcext:value-type="float">
            <text:p>49.9683333333333</text:p>
          </table:table-cell>
          <table:table-cell table:formula="of:=([.M19]+[.N19]+[.O19]+[.P19]+[.R19]+[.U19]+[.V19])/7" office:value-type="float" office:value="97.2185714285714" calcext:value-type="float">
            <text:p>97.21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27.06" calcext:value-type="float">
            <text:p>27.06</text:p>
          </table:table-cell>
          <table:table-cell table:formula="of:=(1-[.G10])*100" office:value-type="float" office:value="6.25" calcext:value-type="float">
            <text:p>6.25</text:p>
          </table:table-cell>
          <table:table-cell table:formula="of:=(1-[.H10])*100" office:value-type="float" office:value="0.479999999999992" calcext:value-type="float">
            <text:p>0.479999999999992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409999999999999" calcext:value-type="float">
            <text:p>0.409999999999999</text:p>
          </table:table-cell>
          <table:table-cell table:formula="of:=(1-[.K10])*100" office:value-type="float" office:value="4.14" calcext:value-type="float">
            <text:p>4.14</text:p>
          </table:table-cell>
          <table:table-cell table:formula="of:=(1-[.L10])*100" office:value-type="float" office:value="0.2" calcext:value-type="float">
            <text:p>0.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73" calcext:value-type="float">
            <text:p>99.73</text:p>
          </table:table-cell>
          <table:table-cell table:formula="of:=(1-[.O10])*100" office:value-type="float" office:value="94.6" calcext:value-type="float">
            <text:p>94.6</text:p>
          </table:table-cell>
          <table:table-cell table:formula="of:=(1-[.P10])*100" office:value-type="float" office:value="63.88" calcext:value-type="float">
            <text:p>63.88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3" calcext:value-type="float">
            <text:p>99.53</text:p>
          </table:table-cell>
          <table:table-cell table:formula="of:=(1-[.S10])*100" office:value-type="float" office:value="5.39" calcext:value-type="float">
            <text:p>5.39</text:p>
          </table:table-cell>
          <table:table-cell table:formula="of:=(1-[.T10])*100" office:value-type="float" office:value="0.600000000000001" calcext:value-type="float">
            <text:p>0.60000000000000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6.63" calcext:value-type="float">
            <text:p>76.63</text:p>
          </table:table-cell>
          <table:table-cell/>
          <table:table-cell table:formula="of:=(1-[.X10])*100" office:value-type="float" office:value="37.6988888888889" calcext:value-type="float">
            <text:p>37.6988888888889</text:p>
          </table:table-cell>
          <table:table-cell table:formula="of:=([.M20]+[.N20]+[.O20]+[.P20]+[.R20]+[.U20]+[.V20])/7" office:value-type="float" office:value="90.5785714285714" calcext:value-type="float">
            <text:p>90.57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03" calcext:value-type="float">
            <text:p>4.03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0799999999999912" calcext:value-type="float">
            <text:p>0.079999999999991</text:p>
          </table:table-cell>
          <table:table-cell table:formula="of:=(1-[.K11])*100" office:value-type="float" office:value="0.239999999999996" calcext:value-type="float">
            <text:p>0.239999999999996</text:p>
          </table:table-cell>
          <table:table-cell table:formula="of:=(1-[.L11])*100" office:value-type="float" office:value="0.0099999999999989" calcext:value-type="float">
            <text:p>0.009999999999999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6.78" calcext:value-type="float">
            <text:p>46.78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7" calcext:value-type="float">
            <text:p>99.47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61.74" calcext:value-type="float">
            <text:p>61.74</text:p>
          </table:table-cell>
          <table:table-cell/>
          <table:table-cell table:formula="of:=(1-[.X11])*100" office:value-type="float" office:value="22.8794444444444" calcext:value-type="float">
            <text:p>22.8794444444444</text:p>
          </table:table-cell>
          <table:table-cell table:formula="of:=([.M21]+[.N21]+[.O21]+[.P21]+[.R21]+[.U21]+[.V21])/7" office:value-type="float" office:value="58.21" calcext:value-type="float">
            <text:p>58.21</text:p>
          </table:table-cell>
        </table:table-row>
        <table:table-row table:style-name="ro1" table:number-rows-repeated="33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5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 table:number-rows-repeated="4">
          <table:table-cell table:number-columns-repeated="23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t switch_agg_rate data from 5 to 8 ( FP )</text:p>
          </table:table-cell>
          <table:table-cell table:number-columns-repeated="17"/>
          <table:table-cell table:style-name="ce6" table:number-columns-repeated="3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18:41.97180567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12T08:21:13.755776613</dc:date>
    <meta:editing-duration>PT1H13M37S</meta:editing-duration>
    <meta:editing-cycles>12</meta:editing-cycles>
    <meta:generator>LibreOffice/6.0.7.3$Linux_X86_64 LibreOffice_project/00m0$Build-3</meta:generator>
    <meta:document-statistic meta:table-count="2" meta:cell-count="2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origin="0" chart:interval-major="1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IPC_base.D9:IPC_base.U11 IPC_base.C10:IPC_base.C11" chart:data-source-has-labels="both" svg:x="1.141cm" svg:y="1.065cm" svg:width="19.433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IPC_base.D9:IPC_base.U9"/>
            <chart:grid chart:class="major"/>
          </chart:axis>
          <chart:axis chart:dimension="y" chart:name="primary-y" chart:style-name="ch5">
            <chart:title svg:x="0.17cm" svg:y="4.283cm" chart:style-name="ch6">
              <text:p>IPC</text:p>
            </chart:title>
            <chart:grid chart:class="major"/>
            <chart:grid chart:class="minor"/>
          </chart:axis>
          <chart:series chart:style-name="ch7" chart:values-cell-range-address="IPC_base.D10:IPC_base.U10" chart:label-cell-address="IPC_base.C10:IPC_base.C10" chart:class="chart:bar">
            <chart:data-point chart:repeated="18"/>
          </chart:series>
          <chart:series chart:style-name="ch8" chart:values-cell-range-address="IPC_base.D11:IPC_base.U11" chart:label-cell-address="IPC_base.C11:IPC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_base.D9:IPC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_base.C10:IPC_base.C10</svg:desc>
                </draw:g>
              </table:table-cell>
              <table:table-cell office:value-type="float" office:value="2.208">
                <text:p>2.208</text:p>
                <draw:g>
                  <svg:desc>IPC_base.D10:IPC_base.U10</svg:desc>
                </draw:g>
              </table:table-cell>
              <table:table-cell office:value-type="float" office:value="3.406">
                <text:p>3.406</text:p>
              </table:table-cell>
              <table:table-cell office:value-type="float" office:value="2.1807">
                <text:p>2.1807</text:p>
              </table:table-cell>
              <table:table-cell office:value-type="float" office:value="1.3377">
                <text:p>1.3377</text:p>
              </table:table-cell>
              <table:table-cell office:value-type="float" office:value="0.772">
                <text:p>0.772</text:p>
              </table:table-cell>
              <table:table-cell office:value-type="float" office:value="1.633">
                <text:p>1.633</text:p>
              </table:table-cell>
              <table:table-cell office:value-type="float" office:value="2.7028">
                <text:p>2.7028</text:p>
              </table:table-cell>
              <table:table-cell office:value-type="float" office:value="0.5604">
                <text:p>0.5604</text:p>
              </table:table-cell>
              <table:table-cell office:value-type="float" office:value="3.8337">
                <text:p>3.8337</text:p>
              </table:table-cell>
              <table:table-cell office:value-type="float" office:value="4.4587">
                <text:p>4.4587</text:p>
              </table:table-cell>
              <table:table-cell office:value-type="float" office:value="3.584">
                <text:p>3.584</text:p>
              </table:table-cell>
              <table:table-cell office:value-type="float" office:value="3.9067">
                <text:p>3.9067</text:p>
              </table:table-cell>
              <table:table-cell office:value-type="float" office:value="2.8457">
                <text:p>2.8457</text:p>
              </table:table-cell>
              <table:table-cell office:value-type="float" office:value="4.6718">
                <text:p>4.6718</text:p>
              </table:table-cell>
              <table:table-cell office:value-type="float" office:value="3.0351">
                <text:p>3.0351</text:p>
              </table:table-cell>
              <table:table-cell office:value-type="float" office:value="2.0806">
                <text:p>2.0806</text:p>
              </table:table-cell>
              <table:table-cell office:value-type="float" office:value="4.287">
                <text:p>4.287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CONSERVATIVE</text:p>
                <draw:g>
                  <svg:desc>IPC_base.C11:IPC_base.C11</svg:desc>
                </draw:g>
              </table:table-cell>
              <table:table-cell office:value-type="float" office:value="2.1507">
                <text:p>2.1507</text:p>
                <draw:g>
                  <svg:desc>IPC_base.D11:IPC_base.U11</svg:desc>
                </draw:g>
              </table:table-cell>
              <table:table-cell office:value-type="float" office:value="3.2618">
                <text:p>3.2618</text:p>
              </table:table-cell>
              <table:table-cell office:value-type="float" office:value="2.0773">
                <text:p>2.0773</text:p>
              </table:table-cell>
              <table:table-cell office:value-type="float" office:value="1.2934">
                <text:p>1.2934</text:p>
              </table:table-cell>
              <table:table-cell office:value-type="float" office:value="0.7774">
                <text:p>0.7774</text:p>
              </table:table-cell>
              <table:table-cell office:value-type="float" office:value="1.5699">
                <text:p>1.5699</text:p>
              </table:table-cell>
              <table:table-cell office:value-type="float" office:value="2.7423">
                <text:p>2.7423</text:p>
              </table:table-cell>
              <table:table-cell office:value-type="float" office:value="0.5865">
                <text:p>0.5865</text:p>
              </table:table-cell>
              <table:table-cell office:value-type="float" office:value="3.8464">
                <text:p>3.8464</text:p>
              </table:table-cell>
              <table:table-cell office:value-type="float" office:value="4.4747">
                <text:p>4.4747</text:p>
              </table:table-cell>
              <table:table-cell office:value-type="float" office:value="3.6278">
                <text:p>3.6278</text:p>
              </table:table-cell>
              <table:table-cell office:value-type="float" office:value="3.8751">
                <text:p>3.8751</text:p>
              </table:table-cell>
              <table:table-cell office:value-type="float" office:value="2.8149">
                <text:p>2.8149</text:p>
              </table:table-cell>
              <table:table-cell office:value-type="float" office:value="5.2677">
                <text:p>5.2677</text:p>
              </table:table-cell>
              <table:table-cell office:value-type="float" office:value="3.2052">
                <text:p>3.2052</text:p>
              </table:table-cell>
              <table:table-cell office:value-type="float" office:value="2.0574">
                <text:p>2.0574</text:p>
              </table:table-cell>
              <table:table-cell office:value-type="float" office:value="4.2648">
                <text:p>4.2648</text:p>
              </table:table-cell>
              <table:table-cell office:value-type="float" office:value="4.0683">
                <text:p>4.0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1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mode_rate.D18:mode_rate.D18</svg:desc>
                </draw:g>
              </table:table-cell>
              <table:table-cell office:value-type="float" office:value="10.55">
                <text:p>10.55</text:p>
                <draw:g>
                  <svg:desc>mode_rate.E18:mode_rate.Y18</svg:desc>
                </draw:g>
              </table:table-cell>
              <table:table-cell office:value-type="float" office:value="98.79">
                <text:p>98.79</text:p>
              </table:table-cell>
              <table:table-cell office:value-type="float" office:value="10.19">
                <text:p>10.19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4">
                <text:p>0.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67.4">
                <text:p>67.4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9">
                <text:p>99.49</text:p>
              </table:table-cell>
              <table:table-cell office:value-type="float" office:value="90.34">
                <text:p>90.34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87">
                <text:p>38.87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588888888889">
                <text:p>62.6588888888889</text:p>
              </table:table-cell>
              <table:table-cell office:value-type="float" office:value="98.4085714285714">
                <text:p>98.4085714285714</text:p>
              </table:table-cell>
            </table:table-row>
            <table:table-row>
              <table:table-cell office:value-type="string">
                <text:p>IPC=3.0</text:p>
                <draw:g>
                  <svg:desc>mode_rate.D19:mode_rate.D19</svg:desc>
                </draw:g>
              </table:table-cell>
              <table:table-cell office:value-type="float" office:value="0.619999999999998">
                <text:p>0.619999999999998</text:p>
                <draw:g>
                  <svg:desc>mode_rate.E19:mode_rate.Y19</svg:desc>
                </draw:g>
              </table:table-cell>
              <table:table-cell office:value-type="float" office:value="91.09">
                <text:p>91.09</text:p>
              </table:table-cell>
              <table:table-cell office:value-type="float" office:value="7.91">
                <text:p>7.91</text:p>
              </table:table-cell>
              <table:table-cell office:value-type="float" office:value="1.22">
                <text:p>1.22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30.49">
                <text:p>30.49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2.27">
                <text:p>82.27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0.3">
                <text:p>70.3</text:p>
              </table:table-cell>
              <table:table-cell office:value-type="float" office:value="14.03">
                <text:p>14.03</text:p>
              </table:table-cell>
              <table:table-cell office:value-type="float" office:value="99.83">
                <text:p>99.83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49.9683333333333">
                <text:p>49.9683333333333</text:p>
              </table:table-cell>
              <table:table-cell office:value-type="float" office:value="97.2185714285714">
                <text:p>97.2185714285714</text:p>
              </table:table-cell>
            </table:table-row>
            <table:table-row>
              <table:table-cell office:value-type="string">
                <text:p>IPC=3.5</text:p>
                <draw:g>
                  <svg:desc>mode_rate.D20:mode_rate.D20</svg:desc>
                </draw:g>
              </table:table-cell>
              <table:table-cell office:value-type="float" office:value="0">
                <text:p>0</text:p>
                <draw:g>
                  <svg:desc>mode_rate.E20:mode_rate.Y20</svg:desc>
                </draw:g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.14">
                <text:p>4.14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PC=4.0</text:p>
                <draw:g>
                  <svg:desc>mode_rate.D21:mode_rate.D21</svg:desc>
                </draw:g>
              </table:table-cell>
              <table:table-cell office:value-type="float" office:value="0">
                <text:p>0</text:p>
                <draw:g>
                  <svg:desc>mode_rate.E21:mode_rate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78">
                <text:p>46.78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  <table:table-cell office:value-type="float" office:value="22.8794444444444">
                <text:p>22.8794444444444</text:p>
              </table:table-cell>
              <table:table-cell office:value-type="float" office:value="58.21">
                <text:p>58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